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REE SPACE </text:p>
          </table:table-cell>
          <table:table-cell table:style-name="ce1" office:value-type="string" calcext:value-type="string">
            <text:p>USE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7232" calcext:value-type="float">
            <text:p>47232</text:p>
          </table:table-cell>
          <table:table-cell table:style-name="ce1" office:value-type="float" office:value="4497" calcext:value-type="float">
            <text:p>4497</text:p>
          </table:table-cell>
          <table:table-cell office:value-type="string" calcext:value-type="string">
            <text:p>48 + 13</text:p>
          </table:table-cell>
          <table:table-cell table:formula="of:= 6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ОБЯЗАТЕЛЬНО ПРОВЕРЯЕМ ЕСТЬ ЛИ ЧИСЛО СРЕДИ ВСЕХ ЧИСЕЛ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7219" calcext:value-type="float">
            <text:p>472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C2]-[.C4]" office:value-type="float" office:value="13" calcext:value-type="float">
            <text:p>13</text:p>
          </table:table-cell>
          <table:table-cell office:value-type="string" calcext:value-type="string">
            <text:p>← остается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A1:Лист1.A44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22:22:00.833000000</meta:creation-date>
    <dc:date>2023-05-03T22:46:17.156000000</dc:date>
    <meta:editing-duration>PT24M17S</meta:editing-duration>
    <meta:editing-cycles>1</meta:editing-cycles>
    <meta:document-statistic meta:table-count="1" meta:cell-count="4507" meta:object-count="0"/>
    <meta:generator>LibreOffice/7.5.2.2$Windows_X86_64 LibreOffice_project/53bb9681a964705cf672590721dbc85eb4d0c3a2</meta:generator>
  </office:meta>
</office:document-meta>
</file>